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1f1b8" officeooo:paragraph-rsid="0011f1b8"/>
    </style:style>
    <style:style style:name="P2" style:family="paragraph" style:parent-style-name="Text_20_body" style:list-style-name="L1">
      <style:text-properties officeooo:rsid="00131036" officeooo:paragraph-rsid="00131036"/>
    </style:style>
    <style:style style:name="P3" style:family="paragraph" style:parent-style-name="Text_20_body">
      <style:text-properties officeooo:rsid="00131036" officeooo:paragraph-rsid="00131036"/>
    </style:style>
    <style:style style:name="P4" style:family="paragraph" style:parent-style-name="Text_20_body">
      <style:text-properties officeooo:rsid="00138ea6" officeooo:paragraph-rsid="00138ea6"/>
    </style:style>
    <style:style style:name="P5" style:family="paragraph" style:parent-style-name="Title">
      <style:text-properties officeooo:rsid="0011f1b8" officeooo:paragraph-rsid="0011f1b8"/>
    </style:style>
    <style:style style:name="T1" style:family="text">
      <style:text-properties officeooo:rsid="00138ea6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1503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6">17. </text:span>Distance Problems</text:p>
      <text:p text:style-name="P1">For each of the pairs of points A and B, find the distance from point A to point B</text:p>
      <text:p text:style-name="P1"/>
      <text:list xml:id="list8692185821807923471" text:style-name="L1">
        <text:list-item>
          <text:p text:style-name="P2">A=(0,0) and B=(3, 4)</text:p>
        </text:list-item>
        <text:list-item>
          <text:p text:style-name="P2">A=(0, 0) and B=(-4, 3)</text:p>
        </text:list-item>
        <text:list-item>
          <text:p text:style-name="P2">A=(1, 2) and B=(6, 14)</text:p>
        </text:list-item>
        <text:list-item>
          <text:p text:style-name="P2">A=(3,-1) and B=(-3, 7)</text:p>
        </text:list-item>
        <text:list-item>
          <text:p text:style-name="P2">A=(5, -5) and B=(-5, 5)</text:p>
        </text:list-item>
        <text:list-item>
          <text:p text:style-name="P2">A=(10, 2) and B=<text:span text:style-name="T1">(9, 7)</text:span></text:p>
        </text:list-item>
      </text:list>
      <text:p text:style-name="P3"/>
      <text:p text:style-name="P3"/>
      <text:p text:style-name="P4"><text:span text:style-name="T5">And now for the final question</text:span>: <text:s/>Can you come up with a formula for the distance between (x<text:span text:style-name="T2">1</text:span><text:span text:style-name="T3">, y</text:span><text:span text:style-name="T2">1</text:span><text:span text:style-name="T3">) and (x</text:span><text:span text:style-name="T2">2</text:span><text:span text:style-name="T3">, y</text:span><text:span text:style-name="T2">2</text:span><text:span text:style-name="T3">)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Bitstream Vera Sans" fo:font-family="'Bitstream Vera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Bitstream Vera Sans" fo:font-family="'Bitstream Vera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fo:font-family="'Bitstream Vera Sans'" style:font-family-generic="swiss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09:23:03.485383579</meta:creation-date>
    <dc:date>2016-09-26T21:40:27.722215902</dc:date>
    <meta:editing-duration>PT12H7M12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78" meta:character-count="357" meta:non-whitespace-character-count="293"/>
  </office:meta>
</office:document-meta>
</file>